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1" style:family="text">
      <style:text-properties fo:color="#000080" loext:opacity="100%" style:font-name="Arial" fo:font-size="30pt" style:font-name-asian="Consolas1" style:font-size-asian="30pt" style:font-name-complex="Consolas1" style:font-size-complex="30pt"/>
    </style:style>
    <style:style style:name="T12" style:family="text">
      <style:text-properties fo:color="#00b0f0" loext:opacity="100%" style:font-name="Arial" fo:font-size="26pt" style:font-name-asian="Consolas1" style:font-size-asian="26pt" style:font-name-complex="Consolas1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1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2" style:family="text">
      <style:text-properties fo:color="#000080" loext:opacity="100%" fo:font-size="34pt" style:font-size-asian="34pt" style:font-size-complex="34pt"/>
    </style:style>
    <style:style style:name="T2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bold" style:font-name-complex="Consolas1" style:font-size-complex="21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b0f0" loext:opacity="100%"/>
    </style:style>
    <style:style style:name="T28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80" loext:opacity="100%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a933" loext:opacity="100%" style:font-name="Consolas1" fo:font-size="26pt" style:font-name-asian="Consolas1" style:font-size-asian="26pt" style:font-name-complex="Consolas1" style:font-size-complex="26pt"/>
    </style:style>
    <style:style style:name="T37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38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39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40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41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42" style:family="text">
      <style:text-properties fo:color="#000000" loext:opacity="100%" fo:font-size="24pt" style:font-size-asian="24pt" style:font-size-complex="24pt"/>
    </style:style>
    <style:style style:name="T43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4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5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6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8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9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50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51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2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3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4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5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size="40pt" fo:font-style="italic" style:font-size-asian="40pt" style:font-size-complex="40pt"/>
    </style:style>
    <style:style style:name="T182" style:family="text">
      <style:text-properties fo:font-size="40pt" fo:font-style="normal" style:font-size-asian="40pt" style:font-style-asian="normal" style:font-size-complex="40pt" style:font-style-complex="normal"/>
    </style:style>
    <style:style style:name="T183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size="40pt" fo:font-style="italic" style:font-size-asian="40pt" style:font-style-asian="italic" style:font-size-complex="40pt" style:font-style-complex="italic"/>
    </style:style>
    <style:style style:name="T26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style:text-position="super 58%" fo:font-size="24pt" style:font-size-asian="24pt" style:font-size-complex="24pt"/>
    </style:style>
    <style:style style:name="T26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2" style:family="text">
      <style:text-properties fo:color="#c9211e" loext:opacity="100%"/>
    </style:style>
    <style:style style:name="T27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color="#729fcf" loext:opacity="100%" fo:font-size="26pt" style:font-size-asian="26pt" style:font-size-complex="26pt"/>
    </style:style>
    <style:style style:name="T276" style:family="text">
      <style:text-properties fo:color="#2a6099" loext:opacity="100%" fo:font-size="26pt" style:font-size-asian="26pt" style:font-size-complex="26pt"/>
    </style:style>
    <style:style style:name="T277" style:family="text">
      <style:text-properties fo:color="#729fcf" loext:opacity="100%" fo:font-size="28pt" style:text-underline-style="none" style:font-size-asian="28pt" style:font-size-complex="28pt"/>
    </style:style>
    <style:style style:name="T278" style:family="text">
      <style:text-properties fo:color="#2a6099" loext:opacity="100%" fo:font-size="28pt" style:text-underline-style="none" style:font-size-asian="28pt" style:font-size-complex="28pt"/>
    </style:style>
    <style:style style:name="T279" style:family="text">
      <style:text-properties fo:color="#ff0000" loext:opacity="100%"/>
    </style:style>
    <style:style style:name="T28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Consolas1" fo:font-size="21pt" fo:text-shadow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306" style:family="text">
      <style:text-properties fo:color="#5983b0" loext:opacity="100%"/>
    </style:style>
    <style:style style:name="T307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2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2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32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323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</text:span><text:span text:style-name="T19">entityManager.flush()</text:span><text:span text:style-name="T4"> et </text:span><text:span text:style-name="T19">entityManager.clear()</text:span></text:p>
              </text:list-item>
              <text:list-item>
                <text:p text:style-name="P16"><text:span text:style-name="T4">Rappel de ces deux opérations (formation hibernate basique)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0">spring.jpa.properties.hibernate.jdbc.batch_size=</text:span><text:span text:style-name="T21">30</text:span><text:span text:style-name="T20"> spring.jpa.properties.hibernate.jdbc.batch_versioned_data=</text:span><text:span text:style-name="T21">true</text:span></text:p>
            <text:list text:continue-numbering="true" text:style-name="L4">
              <text:list-item>
                <text:p text:style-name="P17"><text:span text:style-name="T22">Valeurs conseillées de batch_size entre 5 et 30 (d’après RedHat)</text:span></text:p>
              </text:list-item>
              <text:list-item>
                <text:p text:style-name="P17"><text:span text:style-name="T22">Le mieux est de tester empiriquement</text:span></text:p>
              </text:list-item>
              <text:list-item>
                <text:p text:style-name="P17"><text:span text:style-name="T22">Vérification de la mise en oeuvre avec les outils de log des requêtes P6Spy ou DataSourceProxy</text:span></text:p>
              </text:list-item>
              <text:list-item>
                <text:p text:style-name="P18"><text:span text:style-name="T23">Ex (log DataSourceProxy) :</text:span><text:span text:style-name="T24"> </text:span></text:p>
                <text:p text:style-name="P18"><text:span text:style-name="T25">Name:dataSource, Connection:37, Time:1, Success:True</text:span></text:p>
              </text:list-item>
            </text:list>
            <text:p text:style-name="P21"><text:span text:style-name="T25"><text:s text:c="4"/></text:span><text:span text:style-name="T25">Type:Prepared, </text:span><text:span text:style-name="T26">Batch:True</text:span><text:span text:style-name="T25">, QuerySize:1, BatchSize:20</text:span></text:p>
            <text:p text:style-name="P21"><text:span text:style-name="T25"><text:s text:c="4"/></text:span><text:span text:style-name="T25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7">insert into declaration(date, entreprise_id, montant, id) values(‘01/01/2021’, 12, 246, 123)</text:span></text:p>
                        <text:p text:style-name="P16"><text:span text:style-name="T28">insert into declaration(date, entreprise_id, montant, id) values</text:span><text:span text:style-name="T27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29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8">insert into declaration(date, entreprise_id, montant, id) values </text:span></text:p>
                        <text:p text:style-name="P25"><text:span text:style-name="T28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0"><text:s text:c="9"/></text:span><text:span text:style-name="T30">reWriteBatchedInserts=</text:span><text:span text:style-name="T31">true</text:span></text:p>
              </text:list-item>
              <text:list-item>
                <text:p text:style-name="P18"><text:span text:style-name="T17">Ex : </text:span><text:span text:style-name="T32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3">après les précédentes configurations selon traitements</text:span></text:p>
                <text:p text:style-name="P16"><text:span text:style-name="T3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4"><text:s text:c="13"/></text:span><text:span text:style-name="T35">spring.jpa.properties.hibernate.jdbc.fetch_size</text:span><text:span text:style-name="T9">=</text:span><text:span text:style-name="T36">50</text:span><text:span text:style-name="T20"> </text:span></text:p>
            <text:list text:continue-numbering="true" text:style-name="L4">
              <text:list-item>
                <text:p text:style-name="P17"><text:span text:style-name="T22">Utilisé en cas de récupération de Resultset volumineux</text:span></text:p>
              </text:list-item>
              <text:list-item>
                <text:p text:style-name="P17"><text:span text:style-name="T22">Ne marche que si on utilise des curseurs :</text:span></text:p>
                <text:list>
                  <text:list-item>
                    <text:p text:style-name="P16"><text:span text:style-name="T22">Méthode scroll pour Hibernate</text:span></text:p>
                  </text:list-item>
                  <text:list-item>
                    <text:p text:style-name="P16"><text:span text:style-name="T22">getResultStream pour l’entityManager (JPA)</text:span></text:p>
                  </text:list-item>
                  <text:list-item>
                    <text:p text:style-name="P16"><text:span text:style-name="T22">Utilisation des Stream pour Spring-Data</text:span></text:p>
                  </text:list-item>
                </text:list>
              </text:list-item>
              <text:list-item>
                <text:p text:style-name="P17"><text:span text:style-name="T22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2">Si fetch_size = 0 ou pas spécifié </text:span></text:p>
                <text:p text:style-name="P17"><text:span text:style-name="T22">→ </text:span><text:span text:style-name="T22">ResultSet envoyé en une fois</text:span></text:p>
              </text:list-item>
              <text:list-item>
                <text:p text:style-name="P17"><text:span text:style-name="T22">Peut conduire problème de lenteur ou pire : </text:span><text:span text:style-name="T15">OutOfMemory</text:span></text:p>
              </text:list-item>
              <text:list-item>
                <text:p text:style-name="P17"><text:span text:style-name="T22">Si fetch_site ≠ 0 et utilisation d’un curseur : la récupération se fait par « paquets »</text:span></text:p>
              </text:list-item>
              <text:list-item>
                <text:p text:style-name="P17"><text:span text:style-name="T22">La valeur spécifie le nombre de lignes remontées à chaque appel</text:span></text:p>
              </text:list-item>
              <text:list-item>
                <text:p text:style-name="P17"><text:span text:style-name="T22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En général on laisse à Hibernate le soin de gérer les identifiants :</text:span></text:p>
                <text:list>
                  <text:list-header>
                    <text:p text:style-name="P16"><text:span text:style-name="T37">@Id</text:span></text:p>
                  </text:list-header>
                </text:list>
                <text:p text:style-name="P18"><text:span text:style-name="T37"><text:s text:c="2"/></text:span><text:span text:style-name="T37">@GeneratedValue</text:span></text:p>
                <text:p text:style-name="P18"><text:span text:style-name="T38"><text:s text:c="2"/></text:span><text:span text:style-name="T38">private</text:span><text:span text:style-name="T39"> </text:span><text:span text:style-name="T38">int</text:span><text:span text:style-name="T39"> </text:span><text:span text:style-name="T40">id</text:span><text:span text:style-name="T41">;</text:span></text:p>
              </text:list-item>
              <text:list-item>
                <text:p text:style-name="P16"><text:span text:style-name="T22">Par défaut Hibernate avec Postgres créé une séquence</text:span></text:p>
              </text:list-item>
              <text:list-item>
                <text:p text:style-name="P16"><text:span text:style-name="T22">Appel de la séquence à chaque insertion pour attribuer un nouvel identifiant :</text:span></text:p>
                <text:p text:style-name="P18"><text:span text:style-name="T42"><text:s text:c="11"/></text:span><text:span text:style-name="T42">Hibernate: call next value for hibernate_sequence</text:span></text:p>
              </text:list-item>
              <text:list-item>
                <text:p text:style-name="P16"><text:span text:style-name="T22">Batch d’insertion ⇒ Nombreux allers-retours avec la BDD !</text:span></text:p>
              </text:list-item>
              <text:list-item>
                <text:p text:style-name="P16"><text:span text:style-name="T22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Solution : Spécifier le recours aux séquences et le paramètre allocationSize :</text:span></text:p>
                <text:p text:style-name="P18"><text:span text:style-name="T43">@GeneratedValue</text:span><text:span text:style-name="T44">(</text:span><text:span text:style-name="T45">strategy</text:span><text:span text:style-name="T46"> </text:span><text:span text:style-name="T47">=</text:span><text:span text:style-name="T46"> </text:span><text:span text:style-name="T48">GenerationType</text:span><text:span text:style-name="T47">.</text:span><text:span text:style-name="T49">SEQUENCE</text:span><text:span text:style-name="T47">,</text:span><text:span text:style-name="T46"> </text:span><text:span text:style-name="T45">generator</text:span><text:span text:style-name="T46"> </text:span><text:span text:style-name="T47">=</text:span><text:span text:style-name="T46"> </text:span><text:span text:style-name="T50">"hib_seq"</text:span><text:span text:style-name="T44">)</text:span></text:p>
                <text:p text:style-name="P18"><text:span text:style-name="T43">@SequenceGenerator</text:span><text:span text:style-name="T44">(</text:span><text:span text:style-name="T45">name</text:span><text:span text:style-name="T46"> </text:span><text:span text:style-name="T47">=</text:span><text:span text:style-name="T46"> </text:span><text:span text:style-name="T50">"hib_seq"</text:span><text:span text:style-name="T47">,</text:span><text:span text:style-name="T46"> </text:span><text:span text:style-name="T45">sequenceName</text:span><text:span text:style-name="T46"> </text:span><text:span text:style-name="T47">=</text:span><text:span text:style-name="T46"> </text:span><text:span text:style-name="T50">"hib_seq"</text:span><text:span text:style-name="T47">,</text:span><text:span text:style-name="T46"> </text:span><text:span text:style-name="T51">allocationSize</text:span><text:span text:style-name="T52"> </text:span><text:span text:style-name="T53">=</text:span><text:span text:style-name="T52"> </text:span><text:span text:style-name="T54">50</text:span><text:span text:style-name="T44">)</text:span></text:p>
              </text:list-item>
              <text:list-item>
                <text:p text:style-name="P18"><text:span text:style-name="T17">U</text:span><text:span text:style-name="T22">tilisation d’un algorithme : 1 appel permet de générer plusieurs identifiants</text:span></text:p>
              </text:list-item>
              <text:list-item>
                <text:p text:style-name="P16"><text:span text:style-name="T22">Division du nombre d’appels par la taille spécifiée (ici 100)</text:span></text:p>
              </text:list-item>
              <text:list-item>
                <text:p text:style-name="P16"><text:span text:style-name="T22">Un algorithme « Hi/Lo » adapté permet la génération d’identifiant en série</text:span></text:p>
              </text:list-item>
              <text:list-item>
                <text:p text:style-name="P16"><text:span text:style-name="T22">Un système « en dehors » de l’application peut utiliser la séquence pour attribuer des identifiant</text:span></text:p>
              </text:list-item>
              <text:list-item>
                <text:p text:style-name="P16"><text:span text:style-name="T55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6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7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8">@EnableJpaRepositories(</text:span><text:span text:style-name="T59">basePackages</text:span><text:span text:style-name="T60"> </text:span><text:span text:style-name="T61">=</text:span><text:span text:style-name="T58"> <text:s text:c="5"/></text:span><text:span text:style-name="T58"><text:tab/></text:span><text:span text:style-name="T58"><text:tab/></text:span><text:span text:style-name="T58"><text:tab/></text:span><text:span text:style-name="T58"> <text:s text:c="51"/></text:span><text:span text:style-name="T62">"foo.bar.repository"</text:span><text:span text:style-name="T58">)</text:span></text:p>
                      </text:list-item>
                      <text:list-item>
                        <text:p text:style-name="P25"><text:span text:style-name="T63">Ou en cas de config XML (projet plus ancien):</text:span></text:p>
                        <text:p text:style-name="P25"><text:span text:style-name="T64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3">Principe : Déclaration d’interfaces sans implémentation</text:span></text:p>
              </text:list-item>
              <text:list-item>
                <text:p text:style-name="P9"><text:span text:style-name="T63">Spring-Data se chargera de déduire et réaliser l’implémentation</text:span></text:p>
              </text:list-item>
              <text:list-item>
                <text:p text:style-name="P9"><text:span text:style-name="T63">Beaucoup de développements DAO non-métiers et répétitifs sont ainsi pris en charge</text:span></text:p>
              </text:list-item>
              <text:list-item>
                <text:p text:style-name="P9"><text:span text:style-name="T63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5"/></text:p>
            <text:p text:style-name="P21"><text:span text:style-name="T65"/></text:p>
            <text:p text:style-name="P21"><text:span text:style-name="T65">public</text:span><text:span text:style-name="T66"> </text:span><text:span text:style-name="T65">interface</text:span><text:span text:style-name="T66"> </text:span><text:span text:style-name="T67">DeclarationRepository</text:span><text:span text:style-name="T66"> </text:span></text:p>
            <text:p text:style-name="P21"><text:span text:style-name="T65"/></text:p>
            <text:p text:style-name="P21"><text:span text:style-name="T65"><text:s text:c="5"/></text:span><text:span text:style-name="T65">extends</text:span><text:span text:style-name="T66"> </text:span><text:span text:style-name="T67">JpaRepository</text:span><text:span text:style-name="T68">&lt;</text:span><text:span text:style-name="T69">Declaration</text:span><text:span text:style-name="T68">,</text:span><text:span text:style-name="T66"> </text:span><text:span text:style-name="T69">Integer</text:span><text:span text:style-name="T68">&gt;</text:span><text:span text:style-name="T70">{}</text:span></text:p>
            <text:p text:style-name="P21"><text:span text:style-name="T70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3">Spring-Data scanne le code et crée l’implémentation au démarrage du serveur</text:span></text:p>
              </text:list-item>
              <text:list-item>
                <text:p text:style-name="P9"><text:span text:style-name="T63">Accès aux fonctionnalités proposées par l’interface Spring-Data choisie</text:span></text:p>
              </text:list-item>
              <text:list-item>
                <text:p text:style-name="P9"><text:span text:style-name="T63">Exemple pour JpaRepository :</text:span></text:p>
                <text:list>
                  <text:list-item>
                    <text:list>
                      <text:list-item>
                        <text:p text:style-name="P16"><text:span text:style-name="T63">findAll()</text:span></text:p>
                      </text:list-item>
                      <text:list-item>
                        <text:p text:style-name="P16"><text:span text:style-name="T63">findAll(Sort) (tri selon critère à définir)</text:span></text:p>
                      </text:list-item>
                      <text:list-item>
                        <text:p text:style-name="P16"><text:span text:style-name="T63">delete()</text:span></text:p>
                      </text:list-item>
                      <text:list-item>
                        <text:p text:style-name="P16"><text:span text:style-name="T63">deleteAll(Iterable&lt;Entite&gt;)</text:span></text:p>
                      </text:list-item>
                      <text:list-item>
                        <text:p text:style-name="P16"><text:span text:style-name="T63">getById(ID) (récupération entité par identifiant)</text:span></text:p>
                      </text:list-item>
                      <text:list-item>
                        <text:p text:style-name="P16"><text:span text:style-name="T63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3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3">Possibilité de déclaration de méthodes dans l’interface implémentée par convention de nommage</text:span></text:p>
              </text:list-item>
              <text:list-item>
                <text:p text:style-name="P9"><text:span text:style-name="T63">Exemple :</text:span></text:p>
              </text:list-item>
            </text:list>
            <text:p text:style-name="P31"><text:span text:style-name="T71">public</text:span><text:span text:style-name="T72"> </text:span><text:span text:style-name="T73">Set</text:span><text:span text:style-name="T74">&lt;</text:span><text:span text:style-name="T75">Declaration</text:span><text:span text:style-name="T74">&gt;</text:span><text:span text:style-name="T72"> </text:span><text:span text:style-name="T76">findByEntreprise</text:span><text:span text:style-name="T74">(</text:span><text:span text:style-name="T77">Entreprise</text:span><text:span text:style-name="T72"> </text:span><text:span text:style-name="T78">entreprise</text:span><text:span text:style-name="T74">)</text:span><text:span text:style-name="T79">;</text:span></text:p>
            <text:list text:continue-numbering="true" text:style-name="L4">
              <text:list-item>
                <text:p text:style-name="P9"><text:span text:style-name="T63">On suppose ici qu’il existe un attribut nommé « entreprise » de type Entreprise dans l’objet Declaration</text:span></text:p>
              </text:list-item>
              <text:list-item>
                <text:p text:style-name="P9"><text:span text:style-name="T63">Spring-Data génèrera l’implémentation d’après le nom de la méthode</text:span></text:p>
              </text:list-item>
              <text:list-item>
                <text:p text:style-name="P9"><text:span text:style-name="T63">Possibilité de réaliser des méthodes plus complexes avec And, Or, Contains, Asc, Desc (tri) etc.</text:span></text:p>
                <text:p text:style-name="P12"><text:span text:style-name="T80">public</text:span><text:span text:style-name="T81"> </text:span><text:span text:style-name="T82">Set</text:span><text:span text:style-name="T34">&lt;</text:span><text:span text:style-name="T83">Declaration</text:span><text:span text:style-name="T34">&gt; </text:span><text:span text:style-name="T84">findByEntrepriseAndDate</text:span><text:span text:style-name="T34">(</text:span><text:span text:style-name="T85">Entreprise</text:span><text:span text:style-name="T81"> </text:span><text:span text:style-name="T86">entreprise</text:span><text:span text:style-name="T87">,</text:span><text:span text:style-name="T81"> </text:span><text:span text:style-name="T85">Date</text:span><text:span text:style-name="T81"> </text:span><text:span text:style-name="T86">date</text:span><text:span text:style-name="T34">);</text:span></text:p>
              </text:list-item>
              <text:list-item>
                <text:p text:style-name="P9"><text:span text:style-name="T63">Nombreuses possibilités dans la doc : </text:span><text:span text:style-name="T88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8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3">Le choix du type retour détermine l’implémentation</text:span></text:p>
              </text:list-item>
              <text:list-item>
                <text:p text:style-name="P9"><text:span text:style-name="T63">Pour les collections : Set, List si indexation ou tri, SortedSet etc.</text:span></text:p>
              </text:list-item>
              <text:list-item>
                <text:p text:style-name="P9"><text:span text:style-name="T63">Pour les éléments seuls, possibilité d’utiliser les </text:span><text:span text:style-name="T90">Optional</text:span><text:span text:style-name="T91">&lt;</text:span><text:span text:style-name="T92">Declaration</text:span><text:span text:style-name="T91">&gt;</text:span></text:p>
              </text:list-item>
              <text:list-item>
                <text:p text:style-name="P9"><text:span text:style-name="T93">Permet d’éviter les </text:span><text:span text:style-name="T90">NullPointerException</text:span></text:p>
              </text:list-item>
              <text:list-item>
                <text:p text:style-name="P9"><text:span text:style-name="T93">Possibilité d’utiliser les </text:span><text:span text:style-name="T94">Stream</text:span><text:span text:style-name="T93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3">Limite des conventions de nommage</text:span></text:p>
              </text:list-item>
              <text:list-item>
                <text:p text:style-name="P9"><text:span text:style-name="T63">En cas de requête plus complexe plusieurs solutions</text:span></text:p>
              </text:list-item>
              <text:list-item>
                <text:p text:style-name="P16"><text:span text:style-name="T63">Utiliser </text:span><text:span text:style-name="T95">@Query :</text:span></text:p>
                <text:list>
                  <text:list-item>
                    <text:list>
                      <text:list-item>
                        <text:p text:style-name="P16"><text:span text:style-name="T63">Requête JPQL directement dans l’interface</text:span></text:p>
                      </text:list-item>
                      <text:list-item>
                        <text:p text:style-name="P16"><text:span text:style-name="T63">Possibilité de définir des paramètres, y compris de type Objet</text:span></text:p>
                      </text:list-item>
                      <text:list-item>
                        <text:p text:style-name="P16"><text:span text:style-name="T63">Mot clef FETCH, LIMIT, etc. (synthaxe JPQL)</text:span></text:p>
                      </text:list-item>
                      <text:list-item>
                        <text:p text:style-name="P16"><text:span text:style-name="T63">Vérification syntaxique au démarrage du serveur</text:span></text:p>
                      </text:list-item>
                      <text:list-item>
                        <text:p text:style-name="P16"><text:span text:style-name="T63">Possibilité de verrous (vu plus loin) avec </text:span><text:span text:style-name="T95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3">Exemple : </text:span><text:span text:style-name="T96">@Query</text:span><text:span text:style-name="T97">(</text:span><text:span text:style-name="T98">"SELECT decl FROM Declaration decl "</text:span></text:p>
                <text:p text:style-name="P32"><text:span text:style-name="T99"><text:s text:c="8"/></text:span><text:span text:style-name="T99">+</text:span><text:span text:style-name="T100"> </text:span><text:span text:style-name="T98">"JOIN FETCH decl.entreprise entreprise "</text:span></text:p>
                <text:p text:style-name="P32"><text:span text:style-name="T99"><text:s text:c="8"/></text:span><text:span text:style-name="T99">+</text:span><text:span text:style-name="T100"> </text:span><text:span text:style-name="T98">"WHERE decl.id = :identifiant"</text:span><text:span text:style-name="T97">)</text:span></text:p>
                <text:p text:style-name="P32"><text:span text:style-name="T101">public</text:span><text:span text:style-name="T100"> </text:span><text:span text:style-name="T102">Optional</text:span><text:span text:style-name="T103">&lt;</text:span><text:span text:style-name="T104">Declaration</text:span><text:span text:style-name="T103">&gt; </text:span><text:span text:style-name="T105">findDeclarationWithEntreprise</text:span><text:span text:style-name="T103">(</text:span><text:span text:style-name="T102">Integer</text:span><text:span text:style-name="T100"> </text:span><text:span text:style-name="T106">identifiant</text:span><text:span text:style-name="T103">);</text:span></text:p>
              </text:list-item>
              <text:list-item>
                <text:p text:style-name="P17"><text:span text:style-name="T63">Permet de récupérer des Déclaration avec l’attribut « entreprise » renseigné</text:span></text:p>
              </text:list-item>
            </text:list>
            <text:p text:style-name="P32"><text:span text:style-name="T1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3">Pour les requêtes renvoyant un gros volume de données</text:span></text:p>
              </text:list-item>
              <text:list-item>
                <text:p text:style-name="P9"><text:span text:style-name="T93">Ex : itération d’un batch ayant en entrée de nombreuses lignes d’une table</text:span></text:p>
              </text:list-item>
              <text:list-item>
                <text:p text:style-name="P9"><text:span text:style-name="T93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8">→ </text:span><text:span text:style-name="T108">Risque d’</text:span><text:span text:style-name="T109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3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3">La Pagination permet de découper le résultat d’une requête en plusieurs « Page »</text:span></text:p>
              </text:list-item>
              <text:list-item>
                <text:p text:style-name="P9"><text:span text:style-name="T93">Ex : résultats de 0 à 99, puis de 100 à 199 etc.</text:span></text:p>
              </text:list-item>
              <text:list-item>
                <text:p text:style-name="P9"><text:span text:style-name="T93">Spring-Data facilite la pagination avec l’interface </text:span><text:span text:style-name="T110">PagingAndSortingRepository </text:span><text:span text:style-name="T111">dont hérite </text:span><text:span text:style-name="T110">JpaRepository</text:span></text:p>
              </text:list-item>
              <text:list-item>
                <text:p text:style-name="P9"><text:span text:style-name="T93">Possibilité d’ajouter un paramètre </text:span><text:span text:style-name="T110">Pageable</text:span><text:span text:style-name="T112"> </text:span><text:span text:style-name="T93">aux <text:s/>méthodes déclarées</text:span></text:p>
                <text:p text:style-name="P9"><text:span text:style-name="T93">→ </text:span><text:span text:style-name="T93">Spring-Data génèrera une méthode avec pagination</text:span></text:p>
              </text:list-item>
              <text:list-item>
                <text:p text:style-name="P9"><text:span text:style-name="T93">De même possibilité de définir des critères de tri avec </text:span><text:span text:style-name="T90">Sort</text:span><text:span text:style-name="T113">.</text:span><text:span text:style-name="T114">by</text:span><text:span text:style-name="T113">(</text:span><text:span text:style-name="T115">"nom_attribut"</text:span><text:span text:style-name="T113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3">Exemple :</text:span></text:p>
                <text:list>
                  <text:list-item>
                    <text:list>
                      <text:list-item>
                        <text:p text:style-name="P16"><text:span text:style-name="T116">Déclaration de la méthode :</text:span></text:p>
                        <text:p text:style-name="P16"><text:span text:style-name="T80">public</text:span><text:span text:style-name="T81"> </text:span><text:span text:style-name="T82">Page</text:span><text:span text:style-name="T87">&lt;</text:span><text:span text:style-name="T83">Declaration</text:span><text:span text:style-name="T87">&gt;</text:span><text:span text:style-name="T81"> </text:span><text:span text:style-name="T84">findByEntreprise</text:span><text:span text:style-name="T117">(</text:span><text:span text:style-name="T85">Entreprise</text:span><text:span text:style-name="T81"> </text:span><text:span text:style-name="T86">entreprise</text:span><text:span text:style-name="T117">,</text:span><text:span text:style-name="T81"> </text:span><text:span text:style-name="T82">Pageable</text:span><text:span text:style-name="T81"> </text:span><text:span text:style-name="T86">pageable</text:span><text:span text:style-name="T117">);</text:span><text:span text:style-name="T118"> </text:span></text:p>
                      </text:list-item>
                      <text:list-item>
                        <text:p text:style-name="P19"><text:span text:style-name="T116">Le type Pageable modifie l’implémentation générée</text:span></text:p>
                      </text:list-item>
                      <text:list-item>
                        <text:p text:style-name="P16"><text:span text:style-name="T93">Utilisation :</text:span></text:p>
                      </text:list-item>
                    </text:list>
                  </text:list-item>
                </text:list>
                <text:p text:style-name="P18"><text:span text:style-name="T119">Page</text:span><text:span text:style-name="T120">&lt;</text:span><text:span text:style-name="T121">Declaration</text:span><text:span text:style-name="T120">&gt;</text:span><text:span text:style-name="T122"> </text:span><text:span text:style-name="T123">pageDeclarations</text:span><text:span text:style-name="T122"> </text:span><text:span text:style-name="T120">=</text:span><text:span text:style-name="T122"> </text:span><text:span text:style-name="T124">declarationRepository</text:span><text:span text:style-name="T120">.</text:span><text:span text:style-name="T125">findByEntreprise</text:span><text:span text:style-name="T126">(</text:span><text:span text:style-name="T127">entreprise</text:span><text:span text:style-name="T126">,</text:span></text:p>
                <text:p text:style-name="P18"><text:span text:style-name="T128">PageRequest</text:span><text:span text:style-name="T120">.</text:span><text:span text:style-name="T129">of</text:span><text:span text:style-name="T126">(</text:span><text:span text:style-name="T130">0</text:span><text:span text:style-name="T126">,</text:span><text:span text:style-name="T122"> </text:span><text:span text:style-name="T130">3</text:span><text:span text:style-name="T126">,</text:span><text:span text:style-name="T122"> </text:span><text:span text:style-name="T128">Sort</text:span><text:span text:style-name="T120">.</text:span><text:span text:style-name="T129">by</text:span><text:span text:style-name="T131">(</text:span><text:span text:style-name="T132">"date"</text:span><text:span text:style-name="T126">))); //Récupère la première Page avec 3 éléments, <text:s text:c="47"/>l’argument Sort est optionel</text:span></text:p>
                <text:p text:style-name="P18"><text:span text:style-name="T80">while</text:span><text:span text:style-name="T34"> (</text:span><text:span text:style-name="T133">pageDeclarations</text:span><text:span text:style-name="T87">.</text:span><text:span text:style-name="T134">hasNext()</text:span><text:span text:style-name="T34">) {</text:span></text:p>
                <text:p text:style-name="P18"><text:span text:style-name="T133"><text:s text:c="4"/></text:span><text:span text:style-name="T133">pageDeclarations</text:span><text:span text:style-name="T87">.</text:span><text:span text:style-name="T134">getNumberOfElements(); </text:span><text:span text:style-name="T117">//Renvoie le nb d’éléments sur cette Page</text:span></text:p>
                <text:p text:style-name="P18"><text:span text:style-name="T133"><text:s text:c="4"/></text:span><text:span text:style-name="T133">pageDeclarations</text:span><text:span text:style-name="T87">.</text:span><text:span text:style-name="T134">getNumber(); </text:span><text:span text:style-name="T117">//Renvoie le numéro de Page courante</text:span></text:p>
                <text:p text:style-name="P18"><text:span text:style-name="T133"><text:s text:c="4"/></text:span><text:span text:style-name="T133">pageDeclarations</text:span><text:span text:style-name="T87">.</text:span><text:span text:style-name="T134">get(); </text:span><text:span text:style-name="T117">//Renvoie un Stream pour parcourir les éléments de la Page</text:span></text:p>
                <text:p text:style-name="P18"><text:span text:style-name="T117"><text:s text:c="4"/></text:span><text:span text:style-name="T133">pageDeclarations </text:span><text:span text:style-name="T34">=</text:span><text:span text:style-name="T133"> pageDeclarations</text:span><text:span text:style-name="T87">.</text:span><text:span text:style-name="T134">nextPageable(); </text:span><text:span text:style-name="T117">//Renvoie la Page suivante</text:span></text:p>
                <text:p text:style-name="P18"><text:span text:style-name="T34">}</text:span></text:p>
              </text:list-item>
              <text:list-item>
                <text:p text:style-name="P9"><text:span text:style-name="T135">Attention !</text:span><text:span text:style-name="T93"> Si utilisation du mot clef FETCH, obligation de redéfinir la requête de comptage sans FETCH :</text:span></text:p>
                <text:p text:style-name="P9"><text:span text:style-name="T136">@Query</text:span><text:span text:style-name="T137">(</text:span><text:span text:style-name="T138">value</text:span><text:span text:style-name="T139"> </text:span><text:span text:style-name="T137">=</text:span><text:span text:style-name="T139"> </text:span><text:span text:style-name="T140">"SELECT ... FETCH ... "</text:span><text:span text:style-name="T137">,</text:span><text:span text:style-name="T141"> </text:span><text:span text:style-name="T142">countQuery</text:span><text:span text:style-name="T139"> </text:span><text:span text:style-name="T137">=</text:span><text:span text:style-name="T139"> </text:span><text:span text:style-name="T140">"select count(obj) ...</text:span><text:span text:style-name="T137">)</text:span></text:p>
                <text:list>
                  <text:list-item>
                    <text:list>
                      <text:list-header>
                        <text:p text:style-name="P16"><text:span text:style-name="T1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3">La pagination est utile pour découper le résultat d’une requête</text:span></text:p>
              </text:list-item>
              <text:list-item>
                <text:p text:style-name="P9"><text:span text:style-name="T93">Répond très bien au besoin pour l’affichage de tableau avec pagination</text:span></text:p>
              </text:list-item>
              <text:list-item>
                <text:p text:style-name="P9"><text:span text:style-name="T108">Limite : </text:span><text:span text:style-name="T93">Pas optimal niveau performance car ré-exécution de la requête à chaque Page</text:span></text:p>
              </text:list-item>
              <text:list-item>
                <text:p text:style-name="P9"><text:span text:style-name="T93">2è limite : Problème en cas de modification de la table d’entrée (assez fréquent)</text:span></text:p>
              </text:list-item>
              <text:list-item>
                <text:p text:style-name="P9"><text:span text:style-name="T93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3">Spring-Batch propose un reader qui met en place la pagination par défaut : </text:span><text:span text:style-name="T143">RepositoryItemReader</text:span></text:p>
              </text:list-item>
              <text:list-item>
                <text:p text:style-name="P9"><text:span text:style-name="T93">Ex :</text:span></text:p>
                <text:p text:style-name="P18"><text:span text:style-name="T144"><text:s text:c="16"/></text:span><text:span text:style-name="T145">RepositoryItemReader</text:span><text:span text:style-name="T141">&lt;</text:span><text:span text:style-name="T146">Declaration</text:span><text:span text:style-name="T141">&gt;</text:span><text:span text:style-name="T139"> </text:span><text:span text:style-name="T147">reader</text:span><text:span text:style-name="T139"> </text:span><text:span text:style-name="T141">=</text:span><text:span text:style-name="T139"> </text:span><text:span text:style-name="T148">new</text:span><text:span text:style-name="T139"> </text:span><text:span text:style-name="T149">RepositoryItemReader</text:span><text:span text:style-name="T137">&lt;&gt;();</text:span></text:p>
                <text:p text:style-name="P18"><text:span text:style-name="T139"><text:s text:c="8"/></text:span><text:span text:style-name="T150">reader</text:span><text:span text:style-name="T141">.</text:span><text:span text:style-name="T149">setRepository</text:span><text:span text:style-name="T137">(</text:span><text:span text:style-name="T151">declarationRepository</text:span><text:span text:style-name="T137">);</text:span></text:p>
                <text:p text:style-name="P18"><text:span text:style-name="T139"><text:s text:c="8"/></text:span><text:span text:style-name="T150">reader</text:span><text:span text:style-name="T141">.</text:span><text:span text:style-name="T149">setMethodName</text:span><text:span text:style-name="T137">(</text:span><text:span text:style-name="T140">"findAll"</text:span><text:span text:style-name="T137">);</text:span></text:p>
                <text:p text:style-name="P18"><text:span text:style-name="T139"><text:s text:c="8"/></text:span><text:span text:style-name="T145">HashMap</text:span><text:span text:style-name="T137">&lt;</text:span><text:span text:style-name="T146">String</text:span><text:span text:style-name="T137">,</text:span><text:span text:style-name="T139"> </text:span><text:span text:style-name="T145">Sort</text:span><text:span text:style-name="T141">.</text:span><text:span text:style-name="T152">Direction</text:span><text:span text:style-name="T137">&gt; </text:span><text:span text:style-name="T147">sorts</text:span><text:span text:style-name="T139"> </text:span><text:span text:style-name="T141">=</text:span><text:span text:style-name="T139"> </text:span><text:span text:style-name="T148">new</text:span><text:span text:style-name="T139"> </text:span><text:span text:style-name="T149">HashMap</text:span><text:span text:style-name="T137">&lt;&gt;();</text:span></text:p>
                <text:p text:style-name="P18"><text:span text:style-name="T139"><text:s text:c="8"/></text:span><text:span text:style-name="T150">sorts</text:span><text:span text:style-name="T141">.</text:span><text:span text:style-name="T149">put</text:span><text:span text:style-name="T137">(</text:span><text:span text:style-name="T140">"id"</text:span><text:span text:style-name="T137">, </text:span><text:span text:style-name="T145">Sort</text:span><text:span text:style-name="T137">.</text:span><text:span text:style-name="T152">Direction</text:span><text:span text:style-name="T141">.</text:span><text:span text:style-name="T153">ASC</text:span><text:span text:style-name="T137">);</text:span></text:p>
                <text:p text:style-name="P18"><text:span text:style-name="T139"><text:s text:c="8"/></text:span><text:span text:style-name="T150">reader</text:span><text:span text:style-name="T137">.</text:span><text:span text:style-name="T149">setSort</text:span><text:span text:style-name="T137">(</text:span><text:span text:style-name="T150">sorts</text:span><text:span text:style-name="T137">);</text:span></text:p>
              </text:list-item>
              <text:list-item>
                <text:p text:style-name="P9"><text:span text:style-name="T93">Obligation de définir un tri</text:span></text:p>
              </text:list-item>
              <text:list-item>
                <text:p text:style-name="P9"><text:span text:style-name="T135">Attention !</text:span><text:span text:style-name="T93"> La taille du chunk doit être un multiple du pageSize</text:span></text:p>
              </text:list-item>
              <text:list-item>
                <text:p text:style-name="P9"><text:span text:style-name="T93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5">Conclusion ⇒ Un peu compliqué …</text:span></text:p>
              </text:list-item>
            </text:list>
            <text:p text:style-name="P21"><text:span text:style-name="T157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3">Curseur de BDD : technologie permettant de renvoyer au fur et à mesure les lignes du ResultSet</text:span></text:p>
              </text:list-item>
              <text:list-item>
                <text:p text:style-name="P9"><text:span text:style-name="T93">Permet de n’exécuter la requête qu’une seule fois</text:span></text:p>
              </text:list-item>
              <text:list-item>
                <text:p text:style-name="P9"><text:span text:style-name="T93">Transmission par paquets (de taille paramétrable) de la BDD au serveur Java</text:span></text:p>
              </text:list-item>
              <text:list-item>
                <text:p text:style-name="P9"><text:span text:style-name="T93">Conserve le résultat de la requête donc modification possible de la table en lecture</text:span></text:p>
              </text:list-item>
              <text:list-item>
                <text:p text:style-name="P9"><text:span text:style-name="T93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8">Hibernate utilise normalement la classe</text:span><text:span text:style-name="T93"> : </text:span><text:span text:style-name="T161">ScrollableResults</text:span><text:span text:style-name="T93"> pour créér un curseur, mais c’est une classe « propriétaire »</text:span></text:p>
              </text:list-item>
              <text:list-item>
                <text:p text:style-name="P9"><text:span text:style-name="T93">JPA propose depuis la version 2.2 (2017) la méthode </text:span><text:span text:style-name="T162">getResultStream</text:span><text:span text:style-name="T163">()</text:span><text:span text:style-name="T108"> et <text:s/>Hibernate </text:span><text:span text:style-name="T93">depuis la version 5.2 (2018) implémente l’ouverture d’un curseur</text:span></text:p>
              </text:list-item>
              <text:list-item>
                <text:p><text:span text:style-name="T93">Avec Spring-Data, il suffit de déclarer la méthode comme retournant </text:span><text:span text:style-name="T164">un</text:span><text:span text:style-name="T165"> </text:span><text:span text:style-name="T166">Stream</text:span></text:p>
              </text:list-item>
              <text:list-item>
                <text:p><text:span text:style-name="T93">Ex : </text:span></text:p>
              </text:list-item>
            </text:list>
            <text:p text:style-name="P31"><text:span text:style-name="T65">public</text:span><text:span text:style-name="T66"> </text:span><text:span text:style-name="T67">Stream</text:span><text:span text:style-name="T68">&lt;</text:span><text:span text:style-name="T69">Declaration</text:span><text:span text:style-name="T68">&gt;</text:span><text:span text:style-name="T66"> </text:span><text:span text:style-name="T167">findByEntreprise</text:span><text:span text:style-name="T168">(</text:span><text:span text:style-name="T169">Entreprise</text:span><text:span text:style-name="T66"> </text:span><text:span text:style-name="T170">entreprise</text:span><text:span text:style-name="T168">)</text:span><text:span text:style-name="T68">;</text:span></text:p>
            <text:list text:continue-numbering="true" text:style-name="L4">
              <text:list-item>
                <text:p><text:span text:style-name="T171">Attention ! </text:span><text:span text:style-name="T93">Paramétrage nécessaire de la taille des paquets renvoyés (cf partie 1) :</text:span></text:p>
              </text:list-item>
            </text:list>
            <text:p text:style-name="P34"><text:span text:style-name="T30">spring.jpa.properties.hibernate.jdbc.fetch_size=100</text:span></text:p>
            <text:list text:continue-numbering="true" text:style-name="L4">
              <text:list-item>
                <text:p text:style-name="P15"><text:span text:style-name="T93">Valeur par défaut null → un seul paquet renvoyé, plus aucun intérêt</text:span></text:p>
              </text:list-item>
              <text:list-item>
                <text:p><text:span text:style-name="T93">Valeur à ajuster empiriquement en partant de 100 par palier de 100 par ex</text:span></text:p>
              </text:list-item>
              <text:list-item>
                <text:p text:style-name="P15"><text:span text:style-name="T171">Attention ! </text:span><text:span text:style-name="T93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2"/></text:p>
            <text:p><text:span text:style-name="T9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3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3">Pas de problème en mode Tasklet si on reste bien en mode flux</text:span></text:p>
              </text:list-item>
              <text:list-item>
                <text:p text:style-name="P9"><text:span text:style-name="T93">Problème d’intégration en mode Chunk : l’interface </text:span><text:span text:style-name="T174">ItemReader</text:span><text:span text:style-name="T175"> </text:span><text:span text:style-name="T93">n’est pas conçue pour accueillir un </text:span><text:span text:style-name="T174">Stream</text:span><text:span text:style-name="T93"> <text:s/>en entrée</text:span></text:p>
              </text:list-item>
              <text:list-item>
                <text:p text:style-name="P9"><text:span text:style-name="T93">Il existe un </text:span><text:span text:style-name="T169">JpaCursorItemReader</text:span><text:span text:style-name="T176"> </text:span><text:span text:style-name="T93">mais il appelle la méthode </text:span><text:span text:style-name="T177">iterator</text:span><text:span text:style-name="T163">()</text:span><text:span text:style-name="T93"> sur le Stream ce qui est une opération terminale</text:span></text:p>
              </text:list-item>
              <text:list-item>
                <text:p text:style-name="P9"><text:span text:style-name="T93">Possibilité d’utiliser un </text:span><text:span text:style-name="T143">HibernateCursorItemReader</text:span><text:span text:style-name="T93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3">Proposition d’une classe utilitaire </text:span><text:span text:style-name="T102">ChunkingStreamTasklet</text:span></text:p>
              </text:list-item>
              <text:list-item>
                <text:p><text:span text:style-name="T93">2 choix pour gérer les transactions</text:span></text:p>
              </text:list-item>
              <text:list-item>
                <text:p><text:span text:style-name="T93">A modifier pour intégrer la parallélisation</text:span></text:p>
              </text:list-item>
              <text:list-item>
                <text:p><text:span text:style-name="T135">Attention !</text:span><text:span text:style-name="T93"> Aucune maintenance garantie <text:s/></text:span></text:p>
              </text:list-item>
            </text:list>
            <text:p text:style-name="P21"><text:span text:style-name="T30"/></text:p>
            <text:p><text:span text:style-name="T93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6">Modifier la classe de test </text:span><text:span text:style-name="T57">TP2RepositoryExo1Test </text:span><text:span text:style-name="T178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79">findByEntrepriseWithAllEntreprises</text:span><text:span text:style-name="T5"> dans la classe </text:span><text:span text:style-name="T180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7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1">dump » </text:span><text:span text:style-name="T182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6">Dans la classe DeclarationRepository, écrire la requête </text:span><text:span text:style-name="T179">findAllDeclarationWithEntrepriseWithSousClasse</text:span><text:span text:style-name="T56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6">Tester avec </text:span><text:span text:style-name="T183">TP2RepositoryExo3Test</text:span></text:p>
                      </text:list-item>
                      <text:list-item>
                        <text:p text:style-name="P16"><text:span text:style-name="T56">Observer la méthode de comptage des requêtes dans le test</text:span></text:p>
                      </text:list-item>
                      <text:list-item>
                        <text:p text:style-name="P16"><text:span text:style-name="T56">Tester le batch avec </text:span><text:span text:style-name="T184">RedressementMontantDeclarationBatchTest</text:span></text:p>
                      </text:list-item>
                      <text:list-item>
                        <text:p text:style-name="P16"><text:span text:style-name="T56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6">Recopier la requête écrite à l’exercice 3 pour la méthode </text:span><text:span text:style-name="T179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7">TP2RepositoryExo4Test</text:span></text:p>
                      </text:list-item>
                      <text:list-item>
                        <text:p text:style-name="P25"><text:span text:style-name="T56">Tester le batch avec </text:span><text:span text:style-name="T184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6">Essayer de comprendre le fonctionnement de </text:span><text:span text:style-name="T57">ChunkingStreamTasklet </text:span><text:span text:style-name="T56">et sa mise en œuvre dans </text:span><text:span text:style-name="T5"><text:s/></text:span><text:span text:style-name="T57">RedressementMontantDeclarationConfig </text:span></text:p>
                      </text:list-item>
                      <text:list-item>
                        <text:p text:style-name="P16"><text:span text:style-name="T56">Tester le résultat du paramètre </text:span><text:span text:style-name="T185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6">Point sur </text:span><text:span text:style-name="T186">@DynamicUpdate</text:span><text:span text:style-name="T5">, </text:span><text:span text:style-name="T186">@DynamicInsert</text:span><text:span text:style-name="T56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3">Formation de base : on a vu le cache de 1</text:span><text:span text:style-name="T187">er</text:span><text:span text:style-name="T93"> niveau</text:span></text:p>
              </text:list-item>
              <text:list-item>
                <text:p text:style-name="P9"><text:span text:style-name="T93">Cache en vie pendant la durée de la transaction</text:span></text:p>
              </text:list-item>
              <text:list-item>
                <text:p text:style-name="P9"><text:span text:style-name="T108">Cache 1</text:span><text:span text:style-name="T188">er</text:span><text:span text:style-name="T108"> niveau c</text:span><text:span text:style-name="T93">ontenu dans l’objet </text:span><text:span text:style-name="T174">EntityManager</text:span></text:p>
              </text:list-item>
              <text:list-item>
                <text:p text:style-name="P9"><text:span text:style-name="T189">Le cache dit de 2</text:span><text:span text:style-name="T188">nd</text:span><text:span text:style-name="T190"> niveau persiste au-delà de la transaction</text:span></text:p>
              </text:list-item>
              <text:list-item>
                <text:p text:style-name="P9"><text:span text:style-name="T190">Cache 2</text:span><text:span text:style-name="T191">nd</text:span><text:span text:style-name="T190"> niveau contenu dans l’objet </text:span><text:span text:style-name="T192">EntityManagerFactory</text:span></text:p>
              </text:list-item>
            </text:list>
            <text:p text:style-name="P21"><text:span text:style-name="T30"/></text:p>
            <text:p><text:span text:style-name="T9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8">Stockage dans une zone mémoire de la JVM d’objets annoté </text:span><text:span text:style-name="T96">@Entity</text:span><text:span text:style-name="T93"> (ou en héritant) </text:span></text:p>
              </text:list-item>
              <text:list-item>
                <text:p text:style-name="P9"><text:span text:style-name="T93">Par défaut le cache reste en vie tant que le serveur n’est pas arrêté</text:span></text:p>
              </text:list-item>
              <text:list-item>
                <text:p text:style-name="P9"><text:span text:style-name="T93">Définition via annotation des entités et des associations qui seront mises en cache</text:span></text:p>
              </text:list-item>
              <text:list-item>
                <text:p text:style-name="P9"><text:span text:style-name="T93">Requiert l’utilisation d’un gestionnaire de cache extérieur à Hibernate (souvent EhCache)</text:span></text:p>
              </text:list-item>
              <text:list-item>
                <text:p text:style-name="P9"><text:span text:style-name="T93">Définition de la durée de vie des objets mis en cache par le gestionnaire, via fichier de conf XML</text:span></text:p>
              </text:list-item>
            </text:list>
            <text:p text:style-name="P21"><text:span text:style-name="T30"/></text:p>
            <text:p><text:span text:style-name="T9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3">Les données mises en cache doivent respecter certaines caractéristiques :</text:span></text:p>
                <text:list>
                  <text:list-item>
                    <text:p text:style-name="P16"><text:span text:style-name="T93">Des données peu ou jamais modifiées</text:span></text:p>
                  </text:list-item>
                  <text:list-item>
                    <text:p text:style-name="P16"><text:span text:style-name="T93">Des données non-critiques (kesako?)</text:span></text:p>
                  </text:list-item>
                  <text:list-item>
                    <text:p text:style-name="P16"><text:span text:style-name="T93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3">On parle de « données de référence »</text:span></text:p>
              </text:list-item>
              <text:list-item>
                <text:p text:style-name="P16"><text:span text:style-name="T93">A l’Insee, on est limité à des données </text:span><text:span text:style-name="T193">jamais</text:span><text:span text:style-name="T93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3">A l’Insee, les applications sont installées sur 3 « couloirs »</text:span></text:p>
              </text:list-item>
              <text:list-item>
                <text:p text:style-name="P9"><text:span text:style-name="T93">Réplication de l’application sur 3 serveurs Tomcat avec répartition de la charge</text:span></text:p>
              </text:list-item>
              <text:list-item>
                <text:p text:style-name="P9"><text:span text:style-name="T93">Pas de solution de « cache partagée » par ces 3 couloirs mise en œuvre aujourd’hui</text:span></text:p>
              </text:list-item>
              <text:list-item>
                <text:p text:style-name="P9"><text:span text:style-name="T93">Une modification d’une données en cache sur 1 serveur ne sera donc pas connue par les autres</text:span></text:p>
              </text:list-item>
              <text:list-item>
                <text:p text:style-name="P9"><text:span text:style-name="T93">⇒ <text:s/></text:span><text:span text:style-name="T93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Ajout d’une librairie de gestion du cache (cache provider)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hibernat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hibernate-eh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9"/></text:span><text:span text:style-name="T194">&lt;</text:span><text:span text:style-name="T195">version</text:span><text:span text:style-name="T194">&gt;</text:span><text:span text:style-name="T196">your_hibernate_version</text:span><text:span text:style-name="T194">&lt;/</text:span><text:span text:style-name="T195">version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</text:list-item>
              <text:list-item>
                <text:p text:style-name="P9"><text:span text:style-name="T93">Properties config XML</text:span></text:p>
              </text:list-item>
            </text:list>
            <text:p text:style-name="P21"><text:span text:style-name="T197"><text:s text:c="12"/></text:span><text:span text:style-name="T198">&lt;</text:span><text:span text:style-name="T199">property</text:span><text:span text:style-name="T200"> </text:span><text:span text:style-name="T201">name</text:span><text:span text:style-name="T202">=</text:span><text:span text:style-name="T203">"hibernate.cache.region.factory_class"</text:span><text:span text:style-name="T200"> </text:span><text:span text:style-name="T201">value</text:span><text:span text:style-name="T202">=</text:span><text:span text:style-name="T203">"ehcache"</text:span><text:span text:style-name="T194">/&gt;</text:span></text:p>
            <text:list text:continue-numbering="true" text:style-name="L4">
              <text:list-item>
                <text:p text:style-name="P9"><text:span text:style-name="T93">En mode Spring-Boot</text:span></text:p>
                <text:list>
                  <text:list-item>
                    <text:list>
                      <text:list-header>
                        <text:p text:style-name="P16"><text:span text:style-name="T204">spring.jpa.properties.hibernate.cache.region.factory_class=</text:span><text:span text:style-name="T205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3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Implémentation JSR 107 aka JCache</text:span></text:p>
              </text:list-item>
              <text:list-item>
                <text:p text:style-name="P9"><text:span text:style-name="T108">Ajout d’une librairie de gestion du cache (cache provider)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hibernat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hibernate-j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9"/></text:span><text:span text:style-name="T194">&lt;</text:span><text:span text:style-name="T195">version</text:span><text:span text:style-name="T194">&gt;</text:span><text:span text:style-name="T196">your_hibernate_version</text:span><text:span text:style-name="T194">&lt;/</text:span><text:span text:style-name="T195">version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ehcach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eh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</text:list-item>
              <text:list-item>
                <text:p text:style-name="P9"><text:span text:style-name="T93">Properties (format Spring Boot, sinon cf diapo prec)</text:span></text:p>
                <text:p text:style-name="P9"><text:span text:style-name="T207">spring.jpa.properties.hibernate.cache.region.factory_class=</text:span><text:span text:style-name="T208">jcache</text:span></text:p>
                <text:p text:style-name="P18"><text:span text:style-name="T209">spring.jpa.properties.hibernate.javax.cache.provider=</text:span><text:span text:style-name="T210">org.ehcache.jsr107.EhcacheCachingProvider</text:span></text:p>
                <text:p text:style-name="P18"><text:span text:style-name="T209">spring.jpa.properties.hibernate.javax.cache.uri=</text:span><text:span text:style-name="T210">ehcache.xml</text:span></text:p>
                <text:list>
                  <text:list-item>
                    <text:list>
                      <text:list-header>
                        <text:p text:style-name="P16"><text:span text:style-name="T205"/></text:p>
                      </text:list-header>
                    </text:list>
                  </text:list-item>
                </text:list>
                <text:p text:style-name="P18"><text:span text:style-name="T211"/></text:p>
                <text:list>
                  <text:list-item>
                    <text:list>
                      <text:list-header>
                        <text:p text:style-name="P16"><text:span text:style-name="T212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Positionnement des paramètres Spring- Boot/Jpa</text:span></text:p>
                <text:p text:style-name="P18"><text:span text:style-name="T204">spring.jpa.properties.javax.persistence.sharedCache.mode=</text:span><text:span text:style-name="T205">ENABLE_SELECTIVE</text:span></text:p>
                <text:p text:style-name="P18"><text:span text:style-name="T204">spring.jpa.properties.hibernate.cache.use_second_level_cache=</text:span><text:span text:style-name="T205">true</text:span></text:p>
                <text:p text:style-name="P18"><text:span text:style-name="T204">spring.jpa.properties.hibernate.cache.use_query_cache=</text:span><text:span text:style-name="T205">true</text:span></text:p>
              </text:list-item>
              <text:list-item>
                <text:p text:style-name="P9"><text:span text:style-name="T108">Création d’un fichier ehcache.xml dans </text:span><text:span text:style-name="T214">src/main/resources</text:span></text:p>
              </text:list-item>
              <text:list-item>
                <text:p text:style-name="P9"><text:span text:style-name="T108">Plusieurs schéma XML pour ehcache selon la version utilisée</text:span></text:p>
              </text:list-item>
              <text:list-item>
                <text:p text:style-name="P9"><text:span text:style-name="T108">Dans la suite Ehcache 3 avec hibernate ≥ 5.3</text:span></text:p>
              </text:list-item>
            </text:list>
            <text:p text:style-name="P21"><text:span text:style-name="T20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Utilisation des annotations Hibernate + Jcache conseillée</text:span></text:p>
              </text:list-item>
              <text:list-item>
                <text:p text:style-name="P9"><text:span text:style-name="T108">On définit classe par classe les entités à mettre en cache :</text:span></text:p>
                <text:p text:style-name="P18"><text:span text:style-name="T215">@Entity</text:span></text:p>
                <text:p text:style-name="P18"><text:span text:style-name="T215">@Cacheable</text:span></text:p>
                <text:p text:style-name="P18"><text:span text:style-name="T216">@</text:span><text:span text:style-name="T217">org.hibernate.annotations.</text:span><text:span text:style-name="T216">Cache</text:span><text:span text:style-name="T218">(</text:span><text:span text:style-name="T219">region</text:span><text:span text:style-name="T220"> </text:span><text:span text:style-name="T221">=</text:span><text:span text:style-name="T220"> </text:span><text:span text:style-name="T222">"pays"</text:span><text:span text:style-name="T221">,</text:span><text:span text:style-name="T220"> </text:span><text:span text:style-name="T219">usage</text:span><text:span text:style-name="T220"> </text:span><text:span text:style-name="T221">=</text:span><text:span text:style-name="T220"> </text:span><text:span text:style-name="T152">CacheConcurrencyStrategy</text:span><text:span text:style-name="T221">.</text:span><text:span text:style-name="T153">READ_ONLY</text:span><text:span text:style-name="T218">)</text:span></text:p>
                <text:p text:style-name="P18"><text:span text:style-name="T223">public</text:span><text:span text:style-name="T220"> </text:span><text:span text:style-name="T223">class</text:span><text:span text:style-name="T220"> </text:span><text:span text:style-name="T224">Pays</text:span><text:span text:style-name="T220"> {…</text:span><text:span text:style-name="T217">}</text:span></text:p>
              </text:list-item>
              <text:list-item>
                <text:p text:style-name="P9"><text:span text:style-name="T108">On spécifie une « région » du cache (ici « pays ») qu’on pourra configurer via XML (cf diapo 63)</text:span></text:p>
              </text:list-item>
            </text:list>
            <text:p text:style-name="P21"><text:span text:style-name="T2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On choisit la stratégie de mise en cache parmi : NONE, READ_ONLY, READ_WRITE…</text:span></text:p>
              </text:list-item>
              <text:list-item>
                <text:p text:style-name="P9"><text:span text:style-name="T108">A l’Insee on est contraint par les 3 couloirs à utiliser la stratégie READ_ONLY</text:span></text:p>
              </text:list-item>
              <text:list-item>
                <text:p text:style-name="P9"><text:span text:style-name="T108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08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Par défaut tous les attributs de type collection ne sont pas mis en cache</text:span></text:p>
              </text:list-item>
              <text:list-item>
                <text:p text:style-name="P9"><text:span text:style-name="T108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08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5">@</text:span><text:span text:style-name="T207">org.hibernate.annotations.</text:span><text:span text:style-name="T225">Cache</text:span><text:span text:style-name="T207">(</text:span><text:span text:style-name="T226">usage</text:span><text:span text:style-name="T81"> </text:span><text:span text:style-name="T87">=</text:span><text:span text:style-name="T81"> </text:span><text:span text:style-name="T227">CacheConcurrencyStrategy</text:span><text:span text:style-name="T87">.</text:span><text:span text:style-name="T228">READ_ONLY, </text:span><text:span text:style-name="T226">region </text:span><text:span text:style-name="T87">= </text:span><text:span text:style-name="T229">"pays_association"</text:span><text:span text:style-name="T207">)</text:span></text:p>
            <text:p text:style-name="P21"><text:span text:style-name="T230">@OneToMany</text:span><text:span text:style-name="T231">(</text:span><text:span text:style-name="T226">mappedBy</text:span><text:span text:style-name="T81"> </text:span><text:span text:style-name="T87">=</text:span><text:span text:style-name="T81"> </text:span><text:span text:style-name="T229">"pays"</text:span><text:span text:style-name="T87">,</text:span><text:span text:style-name="T81"> </text:span><text:span text:style-name="T226">cascade</text:span><text:span text:style-name="T81"> </text:span><text:span text:style-name="T87">=</text:span><text:span text:style-name="T81"> </text:span><text:span text:style-name="T227">CascadeType</text:span><text:span text:style-name="T87">.</text:span><text:span text:style-name="T228">ALL</text:span><text:span text:style-name="T231">)</text:span></text:p>
            <text:p text:style-name="P21"><text:span text:style-name="T80">private</text:span><text:span text:style-name="T81"> </text:span><text:span text:style-name="T82">Set</text:span><text:span text:style-name="T87">&lt;</text:span><text:span text:style-name="T83">Ville</text:span><text:span text:style-name="T87">&gt;</text:span><text:span text:style-name="T81"> </text:span><text:span text:style-name="T232">villes</text:span><text:span text:style-name="T81"> </text:span><text:span text:style-name="T87">=</text:span><text:span text:style-name="T81"> </text:span><text:span text:style-name="T80">new</text:span><text:span text:style-name="T81"> </text:span><text:span text:style-name="T233">HashSet</text:span><text:span text:style-name="T87">&lt;</text:span><text:span text:style-name="T83">Ville</text:span><text:span text:style-name="T87">&gt;</text:span><text:span text:style-name="T234">()</text:span><text:span text:style-name="T87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8">Ex (instance de Pays avec identifiant = 32) :</text:span></text:p>
                <text:p text:style-name="P18"><text:span text:style-name="T235">entityManagerFactory</text:span><text:span text:style-name="T79">.</text:span><text:span text:style-name="T236">getCache</text:span><text:span text:style-name="T237">().</text:span><text:span text:style-name="T236">contains</text:span><text:span text:style-name="T237">(</text:span><text:span text:style-name="T77">Pays</text:span><text:span text:style-name="T79">.</text:span><text:span text:style-name="T71">class</text:span><text:span text:style-name="T79">,</text:span><text:span text:style-name="T72"> </text:span><text:span text:style-name="T238">32</text:span><text:span text:style-name="T237">)</text:span></text:p>
                <text:p text:style-name="P18"><text:span text:style-name="T237"><text:s text:c="5"/></text:span><text:span text:style-name="T237"><text:tab/></text:span><text:span text:style-name="T237"><text:tab/></text:span><text:span text:style-name="T237"><text:tab/></text:span><text:span text:style-name="T237"><text:tab/></text:span><text:span text:style-name="T237">→ </text:span><text:span text:style-name="T237">Renvoie true ou false</text:span></text:p>
              </text:list-item>
              <text:list-item>
                <text:p text:style-name="P9"><text:span text:style-name="T108">Attention : sur internet on propose de passer par la classe CachingProvider → mauvais raccord avec le L2C JPA</text:span></text:p>
              </text:list-item>
              <text:list-item>
                <text:p text:style-name="P9"><text:span text:style-name="T108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8">EhCache permet une configuration fine de la gestion des données en cache</text:span></text:p>
              </text:list-item>
              <text:list-item>
                <text:p text:style-name="P9"><text:span text:style-name="T108">Définition de « regions » avec des propriétés dans le fichier ehcache.xml</text:span></text:p>
              </text:list-item>
              <text:list-item>
                <text:p text:style-name="P9"><text:span text:style-name="T108">Ex : </text:span></text:p>
                <text:p text:style-name="P18"><text:span text:style-name="T239">&lt;</text:span><text:span text:style-name="T240">config</text:span><text:span text:style-name="T239">&gt;</text:span></text:p>
                <text:p text:style-name="P18"><text:span text:style-name="T239"><text:s text:c="4"/></text:span><text:span text:style-name="T239">&lt;</text:span><text:span text:style-name="T241">cache</text:span><text:span text:style-name="T242"> </text:span><text:span text:style-name="T233">alias</text:span><text:span text:style-name="T243">=</text:span><text:span text:style-name="T244">"pays"</text:span><text:span text:style-name="T239">&gt;</text:span></text:p>
                <text:p text:style-name="P18"><text:span text:style-name="T239"><text:s text:c="6"/></text:span><text:span text:style-name="T239">&lt;</text:span><text:span text:style-name="T241">expiry</text:span><text:span text:style-name="T239">&gt;</text:span></text:p>
                <text:p text:style-name="P18"><text:span text:style-name="T239"><text:s text:c="8"/></text:span><text:span text:style-name="T239">&lt;</text:span><text:span text:style-name="T241">tti</text:span><text:span text:style-name="T242"> </text:span><text:span text:style-name="T233">unit</text:span><text:span text:style-name="T243">=</text:span><text:span text:style-name="T244">"seconds"</text:span><text:span text:style-name="T239">&gt;</text:span><text:span text:style-name="T207">300</text:span><text:span text:style-name="T239">&lt;/</text:span><text:span text:style-name="T241">tti</text:span><text:span text:style-name="T239">&gt; //Time To Idle : éviction avant dernière </text:span></text:p>
                <text:p text:style-name="P18"><text:span text:style-name="T239"><text:s text:c="6"/></text:span><text:span text:style-name="T239">&lt;/</text:span><text:span text:style-name="T241">expiry</text:span><text:span text:style-name="T239">&gt; <text:s text:c="21"/>// utilisation. Au choix avec ttl (time to live)</text:span></text:p>
                <text:p text:style-name="P18"><text:span text:style-name="T239"><text:s text:c="6"/></text:span><text:span text:style-name="T239">&lt;</text:span><text:span text:style-name="T241">heap</text:span><text:span text:style-name="T242"> </text:span><text:span text:style-name="T233">unit</text:span><text:span text:style-name="T243">=</text:span><text:span text:style-name="T244">"entries"</text:span><text:span text:style-name="T239">&gt;</text:span><text:span text:style-name="T207">100</text:span><text:span text:style-name="T239">&lt;/</text:span><text:span text:style-name="T241">heap</text:span><text:span text:style-name="T239">&gt; //Nombre d’éléments max mis en cache</text:span></text:p>
                <text:p text:style-name="P18"><text:span text:style-name="T239"><text:s text:c="4"/></text:span><text:span text:style-name="T239">&lt;/</text:span><text:span text:style-name="T241">cache</text:span><text:span text:style-name="T239">&gt;</text:span></text:p>
                <text:p text:style-name="P18"><text:span text:style-name="T239">&lt;/</text:span><text:span text:style-name="T241">config</text:span><text:span text:style-name="T239">&gt;</text:span></text:p>
              </text:list-item>
              <text:list-item>
                <text:p text:style-name="P9"><text:span text:style-name="T108">Possible d’utiliser la balise &lt;ttl&gt; = Time To Live au lieu de &lt;tti&gt;</text:span></text:p>
              </text:list-item>
              <text:list-item>
                <text:p text:style-name="P9"><text:span text:style-name="T108">Ne pas redéfinir les attributs key-type, value-type, laissez les valeurs par défaut</text:span></text:p>
              </text:list-item>
              <text:list-item>
                <text:p text:style-name="P9"><text:span text:style-name="T108">Possibilité de définir des « templates » pour réutilisation des régions</text:span></text:p>
              </text:list-item>
              <text:list-item>
                <text:p text:style-name="P9"><text:span text:style-name="T108">Assez souple, ex : Définition de stockages tiers en cas de dépassement des limites avec off-heap </text:span></text:p>
              </text:list-item>
              <text:list-item>
                <text:p text:style-name="P9"><text:span text:style-name="T108">Doc complète ici : </text:span><text:span text:style-name="T108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6">Attention !</text:span><text:span text:style-name="T108"> Bien dimensionner les régions </text:span></text:p>
              </text:list-item>
              <text:list-item>
                <text:p text:style-name="P9"><text:span text:style-name="T108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7">1 - Traitement pour vérifier la présence dans le cache</text:span></text:p>
                        <text:p text:style-name="P16"><text:span text:style-name="T247">2 – Si absence → Requête SQL</text:span></text:p>
                        <text:p text:style-name="P16"><text:span text:style-name="T247">3 - Éviction des anciennes données du cache</text:span></text:p>
                        <text:p text:style-name="P16"><text:span text:style-name="T247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8">3 opérations en plus de la requête au lieu d’une seule</text:span></text:p>
              </text:list-item>
              <text:list-item>
                <text:p text:style-name="P9"><text:span text:style-name="T108">Le cache n’est efficace que si il permet l’économie de requêtes</text:span></text:p>
              </text:list-item>
              <text:list-item>
                <text:p text:style-name="P9"><text:span text:style-name="T108">Plutôt prévoir large pour être tranquille</text:span></text:p>
              </text:list-item>
              <text:list-item>
                <text:p text:style-name="P9"><text:span text:style-name="T108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JPA/Hibernate offre la possibilité de mettre en cache le résultat de requête JPQL/HQL</text:span></text:p>
              </text:list-item>
              <text:list-item>
                <text:p text:style-name="P9"><text:span text:style-name="T108">Possibilité aussi avec Spring-Cache</text:span></text:p>
              </text:list-item>
              <text:list-item>
                <text:p text:style-name="P9"><text:span text:style-name="T108">Par défaut, le cache fonctionne lorsqu’on récupère un objet par son identifiant (findById, ou LazyLoading)</text:span></text:p>
              </text:list-item>
              <text:list-item>
                <text:p text:style-name="P9"><text:span text:style-name="T108">Possibilité de mettre en cache le résultat d’une requête portant sur des données de référence</text:span></text:p>
              </text:list-item>
              <text:list-item>
                <text:p text:style-name="P9"><text:span text:style-name="T108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Possibilité en mode programmatique :</text:span></text:p>
                <text:p text:style-name="P18"><text:span text:style-name="T207">entityManager</text:span><text:span text:style-name="T87">.</text:span><text:span text:style-name="T134">createQuery</text:span><text:span text:style-name="T207">(</text:span><text:span text:style-name="T229">"..."</text:span><text:span text:style-name="T207">)</text:span><text:span text:style-name="T87">.</text:span><text:span text:style-name="T134">setParameter</text:span><text:span text:style-name="T207">(</text:span><text:span text:style-name="T229">"nom"</text:span><text:span text:style-name="T87">,</text:span><text:span text:style-name="T81"> </text:span><text:span text:style-name="T229">"France"</text:span><text:span text:style-name="T207">)</text:span><text:span text:style-name="T248">.</text:span><text:span text:style-name="T249">setHint</text:span><text:span text:style-name="T250">(</text:span><text:span text:style-name="T251">"org.hibernate.cacheable"</text:span><text:span text:style-name="T248">,</text:span><text:span text:style-name="T252"> </text:span><text:span text:style-name="T253">true</text:span><text:span text:style-name="T250">)</text:span></text:p>
              </text:list-item>
              <text:list-item>
                <text:p text:style-name="P9"><text:span text:style-name="T108">Possibilité avec des annotations, par ex en combinaison avec Spring-Data :</text:span></text:p>
                <text:p text:style-name="P18"><text:span text:style-name="T254">@QueryHints</text:span><text:span text:style-name="T255">(</text:span><text:span text:style-name="T254">@QueryHint</text:span><text:span text:style-name="T237">(</text:span><text:span text:style-name="T256">name</text:span><text:span text:style-name="T72"> </text:span><text:span text:style-name="T257">=</text:span><text:span text:style-name="T72"> org</text:span><text:span text:style-name="T79">.</text:span><text:span text:style-name="T72">hibernate</text:span><text:span text:style-name="T79">.</text:span><text:span text:style-name="T72">jpa</text:span><text:span text:style-name="T79">.</text:span><text:span text:style-name="T77">QueryHints</text:span><text:span text:style-name="T79">.</text:span><text:span text:style-name="T258">HINT_CACHEABLE</text:span><text:span text:style-name="T257">,</text:span><text:span text:style-name="T72"> </text:span><text:span text:style-name="T256">value</text:span><text:span text:style-name="T72"> </text:span><text:span text:style-name="T257">=</text:span><text:span text:style-name="T72"> </text:span><text:span text:style-name="T259">"true"</text:span><text:span text:style-name="T237">))</text:span></text:p>
                <text:p text:style-name="P18"><text:span text:style-name="T71">public</text:span><text:span text:style-name="T72"> </text:span><text:span text:style-name="T77">Optional</text:span><text:span text:style-name="T237">&lt;</text:span><text:span text:style-name="T75">Pays</text:span><text:span text:style-name="T237">&gt;</text:span><text:span text:style-name="T72"> </text:span><text:span text:style-name="T76">findByNom</text:span><text:span text:style-name="T237">(</text:span><text:span text:style-name="T77">String</text:span><text:span text:style-name="T72"> </text:span><text:span text:style-name="T78">nom</text:span><text:span text:style-name="T237">);</text:span></text:p>
              </text:list-item>
              <text:list-item>
                <text:p text:style-name="P9"><text:span text:style-name="T108">Par défaut les résultats sont stockés dans une région <text:s/>« default-query-results-region »</text:span></text:p>
              </text:list-item>
              <text:list-item>
                <text:p text:style-name="P9"><text:span text:style-name="T108">Possibilité de définir la région du cache à utiliser avec QueryHints.HINT_CACHE_REGION. Ex :</text:span></text:p>
              </text:list-item>
            </text:list>
            <text:p text:style-name="P21"><text:span text:style-name="T254">@QueryHints</text:span><text:span text:style-name="T257">({ </text:span><text:span text:style-name="T254">@QueryHint</text:span><text:span text:style-name="T257">(</text:span><text:span text:style-name="T256">name</text:span><text:span text:style-name="T72"> </text:span><text:span text:style-name="T257">=</text:span><text:span text:style-name="T72"> org</text:span><text:span text:style-name="T79">.</text:span><text:span text:style-name="T72">hibernate</text:span><text:span text:style-name="T79">.</text:span><text:span text:style-name="T72">jpa</text:span><text:span text:style-name="T79">.</text:span><text:span text:style-name="T77">QueryHints</text:span><text:span text:style-name="T79">.</text:span><text:span text:style-name="T258">HINT_CACHEABLE</text:span><text:span text:style-name="T257">,</text:span><text:span text:style-name="T72"> </text:span><text:span text:style-name="T256">value</text:span><text:span text:style-name="T72"> </text:span><text:span text:style-name="T257">=</text:span><text:span text:style-name="T72"> </text:span><text:span text:style-name="T259">"true"</text:span><text:span text:style-name="T257">),</text:span></text:p>
            <text:p text:style-name="P21"><text:span text:style-name="T254">@QueryHint</text:span><text:span text:style-name="T257">(</text:span><text:span text:style-name="T256">name</text:span><text:span text:style-name="T72"> </text:span><text:span text:style-name="T257">=</text:span><text:span text:style-name="T72"> org</text:span><text:span text:style-name="T79">.</text:span><text:span text:style-name="T72">hibernate</text:span><text:span text:style-name="T79">.</text:span><text:span text:style-name="T72">jpa</text:span><text:span text:style-name="T79">.</text:span><text:span text:style-name="T77">QueryHints</text:span><text:span text:style-name="T79">.</text:span><text:span text:style-name="T258">HINT_CACHE_REGION</text:span><text:span text:style-name="T257">,</text:span><text:span text:style-name="T72"> </text:span><text:span text:style-name="T256">value</text:span><text:span text:style-name="T72"> </text:span><text:span text:style-name="T257">=</text:span><text:span text:style-name="T72"> </text:span><text:span text:style-name="T259">"pays_query"</text:span><text:span text:style-name="T257">) })</text:span></text:p>
            <text:p text:style-name="P21"><text:span text:style-name="T71">public</text:span><text:span text:style-name="T72"> </text:span><text:span text:style-name="T73">List</text:span><text:span text:style-name="T257">&lt;</text:span><text:span text:style-name="T75">Pays</text:span><text:span text:style-name="T257">&gt;</text:span><text:span text:style-name="T72"> </text:span><text:span text:style-name="T76">findAll</text:span><text:span text:style-name="T257">();</text:span></text:p>
            <text:list text:continue-numbering="true" text:style-name="L4">
              <text:list-item>
                <text:p text:style-name="P9"><text:span text:style-name="T108">Avec Spring-Data, possibilité de mettre en cache les méthodes CRUD du repository en les surchargeant :</text:span></text:p>
              </text:list-item>
            </text:list>
            <text:p text:style-name="P21"><text:span text:style-name="T254">@QueryHints</text:span><text:span text:style-name="T237">(</text:span><text:span text:style-name="T254">@QueryHint</text:span><text:span text:style-name="T237">(</text:span><text:span text:style-name="T256">name</text:span><text:span text:style-name="T72"> </text:span><text:span text:style-name="T257">= </text:span><text:span text:style-name="T72">org</text:span><text:span text:style-name="T79">.</text:span><text:span text:style-name="T72">hibernate</text:span><text:span text:style-name="T79">.</text:span><text:span text:style-name="T72">jpa</text:span><text:span text:style-name="T79">.</text:span><text:span text:style-name="T77">QueryHints</text:span><text:span text:style-name="T79">.</text:span><text:span text:style-name="T258">HINT_CACHEABLE</text:span><text:span text:style-name="T257">,</text:span><text:span text:style-name="T72"> </text:span><text:span text:style-name="T256">value</text:span><text:span text:style-name="T72"> </text:span><text:span text:style-name="T257">= </text:span><text:span text:style-name="T259">"true"</text:span><text:span text:style-name="T237">))</text:span></text:p>
            <text:p text:style-name="P21"><text:span text:style-name="T71">public</text:span><text:span text:style-name="T72"> </text:span><text:span text:style-name="T73">List</text:span><text:span text:style-name="T237">&lt;</text:span><text:span text:style-name="T75">Pays</text:span><text:span text:style-name="T237">&gt;</text:span><text:span text:style-name="T72"> </text:span><text:span text:style-name="T76">findAll</text:span><text:span text:style-name="T237">();</text:span></text:p>
            <text:p text:style-name="P21"><text:span text:style-name="T26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1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7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2"/></text:p>
              </text:list-header>
              <text:list-item>
                <text:p text:style-name="P9"><text:span text:style-name="T262">Outil d’analyse de la mémoire </text:span></text:p>
              </text:list-item>
              <text:list-item>
                <text:p text:style-name="P9"><text:span text:style-name="T262">Réalisation d’un dump via JvisualVM</text:span></text:p>
              </text:list-item>
              <text:list-item>
                <text:p text:style-name="P9"><text:span text:style-name="T262">Chargement dans Eclipse MAT</text:span></text:p>
              </text:list-item>
              <text:list-item>
                <text:p text:style-name="P9"><text:span text:style-name="T262">Privilégier la version stand-alone</text:span></text:p>
              </text:list-item>
              <text:list-item>
                <text:p text:style-name="P9"><text:span text:style-name="T262">De nombreuses fonctionnalités, graphiques, synthèse…</text:span></text:p>
              </text:list-item>
              <text:list-item>
                <text:p text:style-name="P9"><text:span text:style-name="T262">Outil de requête « OQL » pour interroger la mémoire</text:span></text:p>
                <text:p text:style-name="P9"><text:span text:style-name="T26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Il est possible d’utiliser la fonctionnalité d’exposition de méthodes via JMX</text:span></text:p>
              </text:list-item>
              <text:list-item>
                <text:p text:style-name="P9"><text:span text:style-name="T108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8">@ManagedResource</text:span></text:p>
                      </text:list-item>
                      <text:list-item>
                        <text:p text:style-name="P16"><text:span text:style-name="T108">@ManagedOperation</text:span></text:p>
                      </text:list-item>
                      <text:list-item>
                        <text:p text:style-name="P16"><text:span text:style-name="T108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8">Activer la fonctionnalité via property spring-boot : </text:span><text:span text:style-name="T263">spring.jmx.enabled=</text:span><text:span text:style-name="T264">true</text:span></text:p>
              </text:list-item>
              <text:list-item>
                <text:p text:style-name="P16"><text:span text:style-name="T108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8">Avec JConsole (embarqué dans le JDK) on a accès aux méthodes exposées</text:span></text:p>
                <text:p text:style-name="P9"><text:span text:style-name="T108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8">Avec l’export des stats, un plugin supplémentaire appelé Hibernate-JConsole</text:span></text:p>
              </text:list-item>
              <text:list-item>
                <text:p text:style-name="P9"><text:span text:style-name="T108">Non maintenu mais fonctionne encore actuellement</text:span></text:p>
              </text:list-item>
              <text:list-item>
                <text:p text:style-name="P9"><text:span text:style-name="T108">Permet de connaître :</text:span></text:p>
                <text:list>
                  <text:list-item>
                    <text:list>
                      <text:list-item>
                        <text:p text:style-name="P16"><text:span text:style-name="T108">Le nombre d’entités chargées</text:span></text:p>
                      </text:list-item>
                      <text:list-item>
                        <text:p text:style-name="P16"><text:span text:style-name="T108">Le temps d’exécution de requêtes HQL</text:span></text:p>
                      </text:list-item>
                      <text:list-item>
                        <text:p text:style-name="P16"><text:span text:style-name="T108">L’état du cache de 2nd niveau</text:span></text:p>
                      </text:list-item>
                      <text:list-item>
                        <text:p text:style-name="P16"><text:span text:style-name="T108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8">Plugin Eclipse, existe en version stand-alone (recommandée)</text:span></text:p>
              </text:list-item>
              <text:list-item>
                <text:p text:style-name="P9"><text:span text:style-name="T108">Outil plus générique, donne beaucoup d’informations sur la mémoire de la JVM</text:span></text:p>
              </text:list-item>
              <text:list-item>
                <text:p text:style-name="P9"><text:span text:style-name="T108">Très utile en cas d’OutOfMemory pour cibler le problème</text:span></text:p>
              </text:list-item>
              <text:list-item>
                <text:p text:style-name="P9"><text:span text:style-name="T108">Réaliser un « heap-dump » via VisualVM et le charger dans Eclipse MAT</text:span></text:p>
              </text:list-item>
              <text:list-item>
                <text:p text:style-name="P9"><text:span text:style-name="T108">Graphique d’occupation de la mémoire</text:span></text:p>
              </text:list-item>
              <text:list-item>
                <text:p text:style-name="P9"><text:span text:style-name="T108">Possibilité de repérer les objets trop volumineux, avec la valeur de leurs attributs</text:span></text:p>
              </text:list-item>
              <text:list-item>
                <text:p text:style-name="P9"><text:span text:style-name="T108">Possibilité de requêter la mémoire via un langage pseudo-SQL</text:span></text:p>
              </text:list-item>
              <text:list-item>
                <text:p text:style-name="P9"><text:span text:style-name="T108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8">(rare avec Hibernate</text:span></text:p>
                <text:p><text:span text:style-name="T158">grâce au 1</text:span><text:span text:style-name="T265">er </text:span><text:span text:style-name="T158">level cache)</text:span></text:p>
                <text:p><text:span text:style-name="T158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6">@Transactional</text:span><text:span text:style-name="T267">(</text:span><text:span text:style-name="T268">isolation</text:span><text:span text:style-name="T269"> </text:span><text:span text:style-name="T267">=</text:span><text:span text:style-name="T269"> </text:span><text:span text:style-name="T270">Isolation</text:span><text:span text:style-name="T271">.</text:span><text:span text:style-name="T228">READ_COMMITTED</text:span><text:span text:style-name="T34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2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2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4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3">@Version</text:span><text:span text:style-name="T16"> :</text:span></text:p>
                <text:p text:style-name="P35"><text:span text:style-name="T273"><text:s/></text:span><text:span text:style-name="T273">@Version</text:span></text:p>
              </text:list-item>
            </text:list>
            <text:p text:style-name="P21"><text:span text:style-name="T220"><text:s text:c="4"/></text:span><text:span text:style-name="T223">private</text:span><text:span text:style-name="T220"> </text:span><text:span text:style-name="T223">int</text:span><text:span text:style-name="T220"> </text:span><text:span text:style-name="T274">version</text:span><text:span text:style-name="T221">;</text:span></text:p>
            <text:list text:continue-numbering="true" text:style-name="L4">
              <text:list-item>
                <text:p>Le champ doit être un nombre (int, Integer, Short, Long etc.) ou de type <text:span text:style-name="T143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3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5">UPDATE USER</text:span></text:p>
                <text:p text:style-name="P8"><text:span text:style-name="T275">SET NAME = newName </text:span></text:p>
                <text:p text:style-name="P8"><text:span text:style-name="T275">AND</text:span><text:span text:style-name="T276"> VERSION = VERSION + 1 </text:span></text:p>
                <text:p text:style-name="P8"><text:span text:style-name="T276">(incrément du champ version)</text:span></text:p>
                <text:p text:style-name="P8"><text:span text:style-name="T275">WHERE ID = 1 </text:span></text:p>
                <text:p text:style-name="P8"><text:span text:style-name="T277">AND</text:span><text:span text:style-name="T278"> VERSION = 13 </text:span></text:p>
                <text:p text:style-name="P8"><text:span text:style-name="T278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2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6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79">OptimistLockException</text:span></text:p>
              </text:list-item>
              <text:list-item>
                <text:p><text:span text:style-name="T29">La transaction est normalement rollbackée</text:span></text:p>
              </text:list-item>
              <text:list-item>
                <text:p><text:span text:style-name="T29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0">@Lock</text:span><text:span text:style-name="T281">(</text:span><text:span text:style-name="T282">LockModeType</text:span><text:span text:style-name="T283">.</text:span><text:span text:style-name="T284">OPTIMISTIC_FORCE_INCREMENT</text:span><text:span text:style-name="T285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6">query</text:span><text:span text:style-name="T283">.</text:span><text:span text:style-name="T287">setLockMode</text:span><text:span text:style-name="T281">(</text:span><text:span text:style-name="T282">LockModeType</text:span><text:span text:style-name="T283">.</text:span><text:span text:style-name="T284">OPTIMISTIC_FORCE_INCREMENT</text:span><text:span text:style-name="T285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8">@OptimisticLocking</text:span><text:span text:style-name="T289">(</text:span><text:span text:style-name="T290">type</text:span><text:span text:style-name="T291"> </text:span><text:span text:style-name="T289">=</text:span><text:span text:style-name="T291"> </text:span><text:span text:style-name="T292">OptimisticLockType</text:span><text:span text:style-name="T293">.</text:span><text:span text:style-name="T258">ALL</text:span><text:span text:style-name="T74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8">@OptimisticLocking</text:span><text:span text:style-name="T289">(</text:span><text:span text:style-name="T290">type</text:span><text:span text:style-name="T291"> </text:span><text:span text:style-name="T289">=</text:span><text:span text:style-name="T291"> </text:span><text:span text:style-name="T292">OptimisticLockType</text:span><text:span text:style-name="T293">.</text:span><text:span text:style-name="T258">DIRTY</text:span><text:span text:style-name="T74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4">FOR SHARE </text:span><text:span text:style-name="T295">à la fin de la requête</text:span></text:p>
              </text:list-item>
              <text:list-item>
                <text:p text:style-name="P15"><text:span text:style-name="T295">Ex : </text:span><text:span text:style-name="T294">SELECT entreprise FROM … FOR SHARE</text:span></text:p>
              </text:list-item>
            </text:list>
            <text:p text:style-name="P31"><text:span text:style-name="T2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5">On va configurer Hibernate pour qu’il génère des requêtes avec verrous</text:span></text:p>
              </text:list-item>
              <text:list-item>
                <text:p text:style-name="P15"><text:span text:style-name="T295">En mode programmatique </text:span></text:p>
                <text:p text:style-name="P34"><text:span text:style-name="T297">query</text:span><text:span text:style-name="T298">.</text:span><text:span text:style-name="T299">setLockMode</text:span><text:span text:style-name="T300">(</text:span><text:span text:style-name="T301">LockModeType</text:span><text:span text:style-name="T298">.</text:span><text:span text:style-name="T284">PESSIMISTIC_READ</text:span><text:span text:style-name="T300">)</text:span></text:p>
              </text:list-item>
              <text:list-item>
                <text:p text:style-name="P15"><text:span text:style-name="T295">En mode Spring-Data avec annotation :</text:span></text:p>
                <text:p text:style-name="P37"><text:span text:style-name="T254">@Lock</text:span><text:span text:style-name="T302">(</text:span><text:span text:style-name="T303">LockModeType</text:span><text:span text:style-name="T79">.</text:span><text:span text:style-name="T258">PESSIMISTIC_READ</text:span><text:span text:style-name="T302">)</text:span></text:p>
              </text:list-item>
            </text:list>
            <text:p text:style-name="P31"><text:span text:style-name="T2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4">LockModeType</text:span><text:span text:style-name="T68">.</text:span><text:span text:style-name="T305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4">FOR UPDATE </text:span><text:span text:style-name="T295">à la fin de la requête</text:span></text:p>
              </text:list-item>
              <text:list-item>
                <text:p text:style-name="P15"><text:span text:style-name="T16">E</text:span>x : <text:span text:style-name="T306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7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8">query</text:span><text:span text:style-name="T68">.</text:span><text:span text:style-name="T309">setHint</text:span><text:span text:style-name="T310">(</text:span><text:span text:style-name="T311">"javax.persistence.query.timeout"</text:span><text:span text:style-name="T310">,</text:span><text:span text:style-name="T66"> </text:span><text:span text:style-name="T312">8000</text:span><text:span text:style-name="T310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3">@QueryHints</text:span><text:span text:style-name="T310">(</text:span><text:span text:style-name="T313">@QueryHint</text:span><text:span text:style-name="T310">(</text:span><text:span text:style-name="T314">name</text:span><text:span text:style-name="T66"> </text:span><text:span text:style-name="T310">=</text:span><text:span text:style-name="T66"> </text:span><text:span text:style-name="T311">"javax.persistence.query.timeout"</text:span><text:span text:style-name="T310">,</text:span><text:span text:style-name="T66"> </text:span><text:span text:style-name="T314">value</text:span><text:span text:style-name="T66"> </text:span><text:span text:style-name="T310">=</text:span><text:span text:style-name="T66"> </text:span><text:span text:style-name="T311">"8000"</text:span><text:span text:style-name="T310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7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7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5">wait() </text:span><text:span text:style-name="T16">ou </text:span><text:span text:style-name="T315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7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7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7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7">Entreprise</text:span><text:span text:style-name="T5"> et créer ne méthode de récupération avec verrou dans <text:s/></text:span><text:span text:style-name="T180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6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6">Examiner le code du test</text:span><text:span text:style-name="T5"> </text:span><text:span text:style-name="T57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0">IndiceMensuelRepository</text:span><text:span text:style-name="T5"> ainsi des données utiles au calcul dans </text:span><text:span text:style-name="T180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9" draw:layer="layout" svg:width="15cm" svg:height="6.293cm" svg:x="7.6cm" svg:y="13.8cm">
          <draw:text-box>
            <text:p><text:span text:style-name="T316">Prénom Nom</text:span><text:span text:style-name="T317"> </text:span><text:span text:style-name="T318">Philippe SABAA</text:span></text:p>
            <text:p><text:span text:style-name="T319">Mél : philippe.sabaa@insee.fr</text:span></text:p>
            <text:p><text:span text:style-name="T319"/></text:p>
            <text:p><text:span text:style-name="T319">Avec la participation attentive et bienveillante de </text:span><text:span text:style-name="T320">Valentin Batard</text:span><text:span text:style-name="T319"> (dans le rôle de la MOA)</text:span></text:p>
            <text:p><text:span text:style-name="T319"/></text:p>
            <text:p text:style-name="P24"><text:span text:style-name="T321">Insee</text:span></text:p>
            <text:p text:style-name="P24"><text:span text:style-name="T322">Établissement : </text:span><text:span text:style-name="T323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21H18M25S</meta:editing-duration>
    <meta:editing-cycles>1671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19T11:51:17.793000000</dc:date>
    <dc:creator>Philippe Sabaa</dc:creator>
    <meta:document-statistic meta:object-count="669"/>
  </office:meta>
</office:document-meta>
</file>